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Panuval</text:p>
          </table:table-cell>
          <table:table-cell table:style-name="ce3" office:value-type="string" calcext:value-type="string">
            <text:p>DF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வையிலைவேற் காளை</text:p>
          </table:table-cell>
          <table:table-cell table:style-name="ce2"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கடலும் மகனும்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திகெட்டான் சோலை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லகுடு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வெண்ணிற ஆடை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அஜ்வா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சுபிட்ச முருகன்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அன்பும் அறமும்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எக்ஸ்டஸி</text:p>
          </table:table-cell>
          <table:table-cell table:style-name="ce2"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அத்தாரோ</text:p>
          </table:table-cell>
          <table:table-cell/>
          <table:table-cell table:style-name="ce3" office:value-type="float" office:value="230" calcext:value-type="float">
            <text:p>230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9:27:29.063739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1-29T10:52:11.451833988</dc:date>
    <meta:editing-duration>PT23M53S</meta:editing-duration>
    <meta:editing-cycles>7</meta:editing-cycles>
    <meta:document-statistic meta:table-count="1" meta:cell-count="30" meta:object-count="0"/>
  </office:meta>
</office:document-meta>
</file>